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.5cm" svg:height="1.991cm" draw:transform="rotate (0.785398163397448) translate (5.362cm 15.49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" draw:text-style-name="P1" draw:layer="layout" svg:width="7.584cm" svg:height="1.9cm" draw:transform="rotate (2.35619449019234) translate (14.694cm 16.908cm)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9:10.579178583</dc:date>
    <meta:editing-duration>PT1M52S</meta:editing-duration>
    <meta:editing-cycles>6</meta:editing-cycles>
    <meta:generator>LibreOffice/4.2.8.2$Linux_x86 LibreOffice_project/420m0$Build-2</meta:generator>
    <meta:document-statistic meta:object-count="2"/>
  </office:meta>
</office:document-meta>
</file>